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="none" draw:textarea-horizontal-align="justify" draw:textarea-vertical-align="middle" draw:auto-grow-height="false" fo:min-height="12.122cm" fo:min-width="25.96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6cm"/>
    </style:style>
    <style:style style:name="gr6" style:family="graphic" style:parent-style-name="standard">
      <style:graphic-properties draw:stroke="none" svg:stroke-color="#000000" draw:fill="none" draw:fill-color="#ffffff" fo:min-height="0.404cm"/>
    </style:style>
    <style:style style:name="gr7" style:family="graphic" style:parent-style-name="standard">
      <style:graphic-properties draw:stroke="none" svg:stroke-color="#000000" draw:fill="none" draw:fill-color="#ffffff" fo:min-height="1.758cm"/>
    </style:style>
    <style:style style:name="gr8" style:family="graphic" style:parent-style-name="standard">
      <style:graphic-properties draw:stroke="none" svg:stroke-color="#000000" draw:fill="none" draw:fill-color="#ffffff" fo:min-height="0.444cm"/>
    </style:style>
    <style:style style:name="gr9" style:family="graphic" style:parent-style-name="standard">
      <style:graphic-properties draw:stroke="none" svg:stroke-color="#000000" draw:fill="none" draw:fill-color="#ffffff" fo:min-height="0.493cm"/>
    </style:style>
    <style:style style:name="gr10" style:family="graphic" style:parent-style-name="objectwithoutfill">
      <style:graphic-properties draw:marker-end="Line_20_Arrow" draw:fill="none" draw:textarea-vertical-align="middle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463cm" fo:min-width="8.579cm"/>
    </style:style>
    <style:style style:name="gr12" style:family="graphic" style:parent-style-name="standard">
      <style:graphic-properties draw:stroke="none" svg:stroke-color="#000000" draw:fill="none" draw:fill-color="#ffffff" fo:min-height="0.789cm"/>
    </style:style>
    <style:style style:name="gr13" style:family="graphic" style:parent-style-name="standard">
      <style:graphic-properties draw:stroke="none" svg:stroke-color="#000000" draw:fill="none" draw:fill-color="#ffffff" fo:min-height="0.147cm"/>
    </style:style>
    <style:style style:name="gr14" style:family="graphic" style:parent-style-name="standard">
      <style:graphic-properties draw:stroke="none" svg:stroke-color="#000000" draw:fill="none" draw:fill-color="#ffffff" fo:min-height="0.413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59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147cm"/>
    </style:style>
    <style:style style:name="gr17" style:family="graphic" style:parent-style-name="standard">
      <style:graphic-properties draw:stroke="none" svg:stroke-color="#000000" draw:fill="none" draw:fill-color="#ffffff" fo:min-height="0.817cm"/>
    </style:style>
    <style:style style:name="gr18" style:family="graphic" style:parent-style-name="standard">
      <style:graphic-properties draw:stroke="none" svg:stroke-color="#000000" draw:fill="none" draw:fill-color="#ffffff" fo:min-height="0.549cm"/>
    </style:style>
    <style:style style:name="gr19" style:family="graphic" style:parent-style-name="standard">
      <style:graphic-properties svg:stroke-opacity="0%" draw:fill="none" draw:textarea-horizontal-align="justify" draw:textarea-vertical-align="middle" draw:auto-grow-height="false" fo:min-height="37.019cm" fo:min-width="34.598cm"/>
    </style:style>
    <style:style style:name="gr20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0.541cm" fo:min-width="0.291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fo:min-height="0.469cm"/>
    </style:style>
    <style:style style:name="gr22" style:family="graphic" style:parent-style-name="standard">
      <style:graphic-properties draw:stroke="none" svg:stroke-color="#000000" draw:fill="none" draw:fill-color="#ffffff" fo:min-height="0.585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059cm" fo:min-width="3.165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textarea-vertical-align="middle" fo:min-height="0.561cm"/>
    </style:style>
    <style:style style:name="gr25" style:family="graphic" style:parent-style-name="objectwithoutfill">
      <style:graphic-properties draw:stroke="dash" draw:stroke-dash="_32__20_Dots_20_1_20_Dash" draw:fill="none" draw:textarea-vertical-align="middle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97cm" fo:min-width="1.035cm"/>
    </style:style>
    <style:style style:name="gr27" style:family="graphic" style:parent-style-name="standard">
      <style:graphic-properties draw:stroke="none" svg:stroke-color="#000000" draw:fill="none" draw:fill-color="#ffffff" fo:min-height="0.713cm"/>
    </style:style>
    <style:style style:name="gr28" style:family="graphic" style:parent-style-name="objectwithoutfill">
      <style:graphic-properties draw:stroke="dash" draw:stroke-dash="Line_20_with_20_Fine_20_Dots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color="#5eb91e" fo:font-size="10pt" style:font-size-asian="10pt" style:font-size-complex="10pt"/>
    </style:style>
    <style:style style:name="P6" style:family="paragraph">
      <loext:graphic-properties draw:fill="none" draw:fill-color="#ffffff"/>
      <style:text-properties fo:color="#5eb91e" fo:font-size="10pt" style:font-size-asian="10pt" style:font-size-complex="10pt"/>
    </style:style>
    <style:style style:name="P7" style:family="paragraph">
      <style:text-properties fo:color="#ff0000" fo:font-size="10pt" fo:font-style="italic" fo:font-weight="bold" style:font-size-asian="10pt" style:font-size-complex="10pt"/>
    </style:style>
    <style:style style:name="P8" style:family="paragraph">
      <loext:graphic-properties draw:fill="none" draw:fill-color="#ffffff"/>
      <style:text-properties fo:color="#ff0000" fo:font-size="10pt" fo:font-style="italic" fo:font-weight="bold" style:font-size-asian="10pt" style:font-size-complex="10pt"/>
    </style:style>
    <style:style style:name="P9" style:family="paragraph">
      <style:text-properties fo:color="#ff860d" fo:font-size="10pt" fo:font-style="italic" style:font-size-asian="10pt" style:font-size-complex="10pt"/>
    </style:style>
    <style:style style:name="P10" style:family="paragraph">
      <loext:graphic-properties draw:fill="none" draw:fill-color="#ffffff"/>
      <style:text-properties fo:color="#ff860d" fo:font-size="10pt" fo:font-style="italic" style:font-size-asian="10pt" style:font-size-complex="10pt"/>
    </style:style>
    <style:style style:name="P11" style:family="paragraph">
      <style:paragraph-properties fo:text-align="end"/>
      <style:text-properties fo:color="#5eb91e"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end"/>
      <style:text-properties fo:color="#5eb91e" fo:font-size="10pt" style:font-size-asian="10pt" style:font-size-complex="10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paragraph-properties fo:text-align="end"/>
      <style:text-properties fo:color="#ff860d" fo:font-size="10pt" fo:font-style="italic" style:font-size-asian="10pt" style:font-size-complex="10pt"/>
    </style:style>
    <style:style style:name="P16" style:family="paragraph">
      <loext:graphic-properties draw:fill="none" draw:fill-color="#ffffff"/>
      <style:paragraph-properties fo:text-align="end"/>
      <style:text-properties fo:color="#ff860d" fo:font-size="10pt" fo:font-style="italic" style:font-size-asian="10pt" style:font-size-complex="10pt"/>
    </style:style>
    <style:style style:name="P17" style:family="paragraph">
      <style:paragraph-properties fo:text-align="end"/>
      <style:text-properties fo:color="#ff0000" fo:font-size="10pt" fo:font-style="italic" fo:font-weight="bold" style:font-size-asian="10pt" style:font-size-complex="10pt"/>
    </style:style>
    <style:style style:name="P18" style:family="paragraph">
      <loext:graphic-properties draw:fill="none" draw:fill-color="#ffffff"/>
      <style:paragraph-properties fo:text-align="end"/>
      <style:text-properties fo:color="#ff0000" fo:font-size="10pt" fo:font-style="italic" fo:font-weight="bold" style:font-size-asian="10pt" style:font-size-complex="10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center"/>
      <style:text-properties fo:font-size="14pt"/>
    </style:style>
    <style:style style:name="P22" style:family="paragraph">
      <loext:graphic-properties draw:fill="none"/>
      <style:paragraph-properties fo:text-align="center"/>
      <style:text-properties fo:font-size="14pt"/>
    </style:style>
    <style:style style:name="P23" style:family="paragraph">
      <style:paragraph-properties fo:text-align="center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5" style:family="paragraph">
      <style:paragraph-properties fo:text-align="center"/>
    </style:style>
    <style:style style:name="P2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28" style:family="paragraph">
      <style:text-properties fo:font-size="9pt" style:font-size-asian="9pt" style:font-size-complex="9pt"/>
    </style:style>
    <style:style style:name="P29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6.469cm" svg:height="12.372cm" svg:x="7.075cm" svg:y="4.374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xml:id="id5" draw:id="id5" draw:layer="layout" svg:x1="10.655cm" svg:y1="8.19cm" svg:x2="17.104cm" svg:y2="8.19cm">
              <text:p/>
            </draw:line>
            <draw:line draw:style-name="gr2" draw:text-style-name="P1" xml:id="id2" draw:id="id2" draw:layer="layout" svg:x1="17.104cm" svg:y1="8.19cm" svg:x2="21.172cm" svg:y2="8.19cm">
              <text:p/>
            </draw:line>
            <draw:line draw:style-name="gr3" draw:text-style-name="P1" xml:id="id4" draw:id="id4" draw:layer="layout" svg:x1="21.156cm" svg:y1="8.19cm" svg:x2="29.55cm" svg:y2="8.19cm">
              <text:p/>
            </draw:line>
            <draw:line draw:style-name="gr2" draw:text-style-name="P1" xml:id="id1" draw:id="id1" draw:layer="layout" svg:x1="12.143cm" svg:y1="9.857cm" svg:x2="18.081cm" svg:y2="9.857cm">
              <text:p/>
            </draw:line>
            <draw:line draw:style-name="gr2" draw:text-style-name="P1" xml:id="id3" draw:id="id3" draw:layer="layout" svg:x1="13.675cm" svg:y1="11.557cm" svg:x2="19.181cm" svg:y2="11.557cm">
              <text:p/>
            </draw:line>
            <draw:connector draw:style-name="gr4" draw:text-style-name="P1" draw:layer="layout" draw:type="line" svg:x1="18.081cm" svg:y1="9.857cm" svg:x2="19.138cm" svg:y2="8.19cm" draw:start-shape="id1" draw:start-glue-point="1" draw:end-shape="id2" draw:end-glue-point="0" svg:d="M18081 9857l1057-1667" svg:viewBox="0 0 1058 1668">
              <text:p/>
            </draw:connector>
            <draw:connector draw:style-name="gr4" draw:text-style-name="P1" draw:layer="layout" draw:type="line" svg:x1="19.181cm" svg:y1="11.557cm" svg:x2="21.156cm" svg:y2="8.19cm" draw:start-shape="id3" draw:start-glue-point="1" draw:end-shape="id4" draw:end-glue-point="3" svg:d="M19181 11557l1975-3367" svg:viewBox="0 0 1976 3368">
              <text:p/>
            </draw:connector>
            <draw:connector draw:style-name="gr2" draw:text-style-name="P1" draw:layer="layout" draw:type="line" svg:x1="10.655cm" svg:y1="8.19cm" svg:x2="13.675cm" svg:y2="11.557cm" draw:start-shape="id5" draw:start-glue-point="3" draw:end-shape="id3" draw:end-glue-point="3" svg:d="M10655 8190l3020 3367" svg:viewBox="0 0 3021 3368">
              <text:p/>
            </draw:connector>
            <draw:line draw:style-name="gr2" draw:text-style-name="P1" draw:layer="layout" svg:x1="10.654cm" svg:y1="8.19cm" svg:x2="9.464cm" svg:y2="8.19cm">
              <text:p/>
            </draw:line>
            <draw:line draw:style-name="gr4" draw:text-style-name="P1" draw:layer="layout" svg:x1="24.28cm" svg:y1="8.184cm" svg:x2="25.934cm" svg:y2="6.064cm">
              <text:p/>
            </draw:line>
            <draw:frame draw:style-name="gr5" draw:text-style-name="P3" draw:layer="layout" svg:width="2.271cm" svg:height="0.763cm" svg:x="7.325cm" svg:y="7.809cm">
              <draw:text-box>
                <text:p text:style-name="P2"><text:span text:style-name="T1">master</text:span></text:p>
              </draw:text-box>
            </draw:frame>
            <draw:frame draw:style-name="gr5" draw:text-style-name="P3" draw:layer="layout" svg:width="2.271cm" svg:height="0.763cm" svg:x="9.026cm" svg:y="9.51cm">
              <draw:text-box>
                <text:p text:style-name="P2"><text:span text:style-name="T1">feature</text:span></text:p>
              </draw:text-box>
            </draw:frame>
            <draw:frame draw:style-name="gr5" draw:text-style-name="P3" draw:layer="layout" svg:width="2.271cm" svg:height="0.763cm" svg:x="9.026cm" svg:y="11.211cm">
              <draw:text-box>
                <text:p text:style-name="P2"><text:span text:style-name="T1">bug fix</text:span></text:p>
              </draw:text-box>
            </draw:frame>
            <draw:frame draw:style-name="gr5" draw:text-style-name="P3" draw:layer="layout" svg:width="2.271cm" svg:height="1.275cm" svg:x="22.927cm" svg:y="5.311cm">
              <draw:text-box>
                <text:p text:style-name="P4"><text:span text:style-name="T1">tag release</text:span></text:p>
              </draw:text-box>
            </draw:frame>
            <draw:frame draw:style-name="gr6" draw:text-style-name="P6" draw:layer="layout" svg:width="3.615cm" svg:height="0.654cm" svg:x="13.571cm" svg:y="9.184cm">
              <draw:text-box>
                <text:p text:style-name="P5"><text:span text:style-name="T2">X.Y.Z.buildNumber</text:span></text:p>
              </draw:text-box>
            </draw:frame>
            <draw:frame draw:style-name="gr7" draw:text-style-name="P8" draw:layer="layout" svg:width="4.042cm" svg:height="2.008cm" svg:x="25.971cm" svg:y="4.985cm">
              <draw:text-box>
                <text:p text:style-name="P7"><text:span text:style-name="T2">X</text:span></text:p>
                <text:p text:style-name="P7"><text:span text:style-name="T2">X.Y</text:span></text:p>
                <text:p text:style-name="P7"><text:span text:style-name="T2">X.Y.Z</text:span></text:p>
                <text:p text:style-name="P7"><text:span text:style-name="T2">X.Y.Z.buildNumber</text:span></text:p>
              </draw:text-box>
            </draw:frame>
            <draw:frame draw:style-name="gr8" draw:text-style-name="P6" draw:layer="layout" svg:width="3.662cm" svg:height="0.694cm" svg:x="14.572cm" svg:y="10.885cm">
              <draw:text-box>
                <text:p text:style-name="P5"><text:span text:style-name="T2">X.Y.Z.buildNumber</text:span></text:p>
              </draw:text-box>
            </draw:frame>
            <draw:frame draw:style-name="gr9" draw:text-style-name="P10" draw:layer="layout" svg:width="3.527cm" svg:height="0.743cm" svg:x="20.972cm" svg:y="7.485cm">
              <draw:text-box>
                <text:p text:style-name="P9"><text:span text:style-name="T2">X.Y.Z.buildNumber</text:span></text:p>
              </draw:text-box>
            </draw:frame>
            <draw:path draw:style-name="gr10" draw:text-style-name="P1" draw:layer="layout" svg:width="1.458cm" svg:height="0.848cm" draw:transform="rotate (-3.14159265358979) translate (16.8495235261278cm 12.4040314318549cm)" svg:viewBox="0 0 1459 849" svg:d="M864 845c1075 4 486-839-143-845s-1203 849-89 849">
              <text:p/>
            </draw:path>
            <draw:g>
              <draw:custom-shape draw:style-name="gr11" draw:text-style-name="P1" draw:layer="layout" svg:width="9.079cm" svg:height="4.713cm" svg:x="23.57cm" svg:y="9.70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g>
                    <draw:frame draw:style-name="gr12" draw:text-style-name="P12" draw:layer="layout" svg:width="3.474cm" svg:height="1.039cm" svg:x="23.846cm" svg:y="11.379cm">
                      <draw:text-box>
                        <text:p text:style-name="P11"><text:span text:style-name="T2">X.Y.Z.buildNumber</text:span></text:p>
                      </draw:text-box>
                    </draw:frame>
                    <draw:frame draw:style-name="gr13" draw:text-style-name="P14" draw:layer="layout" svg:width="5.308cm" svg:height="0.645cm" svg:x="27.308cm" svg:y="11.405cm">
                      <draw:text-box>
                        <text:p text:style-name="P13"><text:span text:style-name="T2">can be pushed on dev registry</text:span></text:p>
                      </draw:text-box>
                    </draw:frame>
                  </draw:g>
                  <draw:g>
                    <draw:frame draw:style-name="gr14" draw:text-style-name="P16" draw:layer="layout" svg:width="3.585cm" svg:height="0.663cm" svg:x="23.735cm" svg:y="12.177cm">
                      <draw:text-box>
                        <text:p text:style-name="P15"><text:span text:style-name="T2">X.Y.Z.buildNumber</text:span></text:p>
                      </draw:text-box>
                    </draw:frame>
                    <draw:frame draw:style-name="gr13" draw:text-style-name="P14" draw:layer="layout" svg:width="5.308cm" svg:height="0.645cm" svg:x="27.308cm" svg:y="12.186cm">
                      <draw:text-box>
                        <text:p text:style-name="P13"><text:span text:style-name="T2">pushed on dev registry</text:span></text:p>
                      </draw:text-box>
                    </draw:frame>
                  </draw:g>
                  <draw:g>
                    <draw:frame draw:style-name="gr15" draw:text-style-name="P18" draw:layer="layout" svg:width="3.717cm" svg:height="0.84cm" svg:x="23.603cm" svg:y="12.966cm">
                      <draw:text-box>
                        <text:p text:style-name="P17"><text:span text:style-name="T2">X.Y.Z.buildNumber</text:span></text:p>
                      </draw:text-box>
                    </draw:frame>
                    <draw:frame draw:style-name="gr16" draw:text-style-name="P14" draw:layer="layout" svg:width="5.308cm" svg:height="0.645cm" svg:x="27.308cm" svg:y="13.064cm">
                      <draw:text-box>
                        <text:p text:style-name="P13"><text:span text:style-name="T2">pushed on prod registry</text:span></text:p>
                      </draw:text-box>
                    </draw:frame>
                  </draw:g>
                </draw:g>
                <draw:frame draw:style-name="gr17" draw:text-style-name="P20" draw:layer="layout" svg:width="3.2cm" svg:height="1.067cm" svg:x="26.509cm" svg:y="10.316cm">
                  <draw:text-box>
                    <text:p text:style-name="P19"><text:span text:style-name="T3">Image tag</text:span></text:p>
                  </draw:text-box>
                </draw:frame>
              </draw:g>
            </draw:g>
            <draw:line draw:style-name="gr2" draw:text-style-name="P1" xml:id="id10" draw:id="id10" draw:layer="layout" svg:x1="10.656cm" svg:y1="8.191cm" svg:x2="17.105cm" svg:y2="8.191cm">
              <text:p/>
            </draw:line>
            <draw:line draw:style-name="gr2" draw:text-style-name="P1" xml:id="id7" draw:id="id7" draw:layer="layout" svg:x1="17.105cm" svg:y1="8.191cm" svg:x2="21.173cm" svg:y2="8.191cm">
              <text:p/>
            </draw:line>
            <draw:line draw:style-name="gr3" draw:text-style-name="P1" xml:id="id9" draw:id="id9" draw:layer="layout" svg:x1="21.157cm" svg:y1="8.191cm" svg:x2="29.551cm" svg:y2="8.191cm">
              <text:p/>
            </draw:line>
            <draw:line draw:style-name="gr2" draw:text-style-name="P1" xml:id="id6" draw:id="id6" draw:layer="layout" svg:x1="12.144cm" svg:y1="9.858cm" svg:x2="18.082cm" svg:y2="9.858cm">
              <text:p/>
            </draw:line>
            <draw:line draw:style-name="gr2" draw:text-style-name="P1" xml:id="id8" draw:id="id8" draw:layer="layout" svg:x1="13.676cm" svg:y1="11.558cm" svg:x2="19.182cm" svg:y2="11.558cm">
              <text:p/>
            </draw:line>
            <draw:connector draw:style-name="gr4" draw:text-style-name="P1" draw:layer="layout" draw:type="line" svg:x1="18.082cm" svg:y1="9.858cm" svg:x2="19.139cm" svg:y2="8.191cm" draw:start-shape="id6" draw:start-glue-point="1" draw:end-shape="id7" draw:end-glue-point="0" svg:d="M18082 9858l1057-1667" svg:viewBox="0 0 1058 1668">
              <text:p/>
            </draw:connector>
            <draw:connector draw:style-name="gr4" draw:text-style-name="P1" draw:layer="layout" draw:type="line" svg:x1="19.182cm" svg:y1="11.558cm" svg:x2="21.157cm" svg:y2="8.191cm" draw:start-shape="id8" draw:start-glue-point="1" draw:end-shape="id9" draw:end-glue-point="3" svg:d="M19182 11558l1975-3367" svg:viewBox="0 0 1976 3368">
              <text:p/>
            </draw:connector>
            <draw:connector draw:style-name="gr2" draw:text-style-name="P1" draw:layer="layout" draw:type="line" svg:x1="10.656cm" svg:y1="8.191cm" svg:x2="13.676cm" svg:y2="11.558cm" draw:start-shape="id10" draw:start-glue-point="3" draw:end-shape="id8" draw:end-glue-point="3" svg:d="M10656 8191l3020 3367" svg:viewBox="0 0 3021 3368">
              <text:p/>
            </draw:connector>
            <draw:line draw:style-name="gr2" draw:text-style-name="P1" draw:layer="layout" svg:x1="10.655cm" svg:y1="8.191cm" svg:x2="9.465cm" svg:y2="8.191cm">
              <text:p/>
            </draw:line>
            <draw:line draw:style-name="gr4" draw:text-style-name="P1" draw:layer="layout" svg:x1="24.281cm" svg:y1="8.185cm" svg:x2="25.935cm" svg:y2="6.065cm">
              <text:p/>
            </draw:line>
            <draw:frame draw:style-name="gr5" draw:text-style-name="P3" draw:layer="layout" svg:width="2.271cm" svg:height="0.763cm" svg:x="7.326cm" svg:y="7.81cm">
              <draw:text-box>
                <text:p text:style-name="P2"><text:span text:style-name="T1">master</text:span></text:p>
              </draw:text-box>
            </draw:frame>
            <draw:frame draw:style-name="gr5" draw:text-style-name="P3" draw:layer="layout" svg:width="2.271cm" svg:height="0.763cm" svg:x="9.027cm" svg:y="9.511cm">
              <draw:text-box>
                <text:p text:style-name="P2"><text:span text:style-name="T1">feature</text:span></text:p>
              </draw:text-box>
            </draw:frame>
            <draw:frame draw:style-name="gr5" draw:text-style-name="P3" draw:layer="layout" svg:width="2.271cm" svg:height="0.763cm" svg:x="9.027cm" svg:y="11.212cm">
              <draw:text-box>
                <text:p text:style-name="P2"><text:span text:style-name="T1">bug fix</text:span></text:p>
              </draw:text-box>
            </draw:frame>
            <draw:frame draw:style-name="gr5" draw:text-style-name="P3" draw:layer="layout" svg:width="2.271cm" svg:height="1.275cm" svg:x="22.928cm" svg:y="5.312cm">
              <draw:text-box>
                <text:p text:style-name="P4"><text:span text:style-name="T1">tag release</text:span></text:p>
              </draw:text-box>
            </draw:frame>
            <draw:path draw:style-name="gr10" draw:text-style-name="P1" draw:layer="layout" svg:width="1.458cm" svg:height="0.848cm" draw:transform="rotate (-3.14159265358979) translate (16.8505235261278cm 12.4050314318549cm)" svg:viewBox="0 0 1459 849" svg:d="M864 845c1075 4 486-839-143-845s-1203 849-89 849">
              <text:p/>
            </draw:path>
            <draw:frame draw:style-name="gr18" draw:text-style-name="P14" draw:layer="layout" svg:width="4.891cm" svg:height="0.799cm" svg:x="27.028cm" svg:y="15.213cm">
              <draw:text-box>
                <text:p text:style-name="P13"><text:span text:style-name="T2">See also: https://semver.org</text:span></text:p>
              </draw:text-box>
            </draw:frame>
            <draw:frame draw:style-name="gr5" draw:text-style-name="P3" draw:layer="layout" svg:width="2.271cm" svg:height="0.763cm" svg:x="9.028cm" svg:y="11.213cm">
              <draw:text-box>
                <text:p text:style-name="P2"><text:span text:style-name="T1">bug fix</text:span></text:p>
              </draw:text-box>
            </draw:frame>
          </draw:g>
          <draw:g>
            <draw:custom-shape draw:style-name="gr19" draw:text-style-name="P1" draw:layer="layout" svg:width="35.098cm" svg:height="37.269cm" svg:x="2.76cm" svg:y="17.75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xml:id="id15" draw:id="id15" draw:layer="layout" svg:x1="14.37cm" svg:y1="21.493cm" svg:x2="20.819cm" svg:y2="21.493cm">
              <text:p/>
            </draw:line>
            <draw:line draw:style-name="gr2" draw:text-style-name="P1" xml:id="id12" draw:id="id12" draw:layer="layout" svg:x1="20.819cm" svg:y1="21.493cm" svg:x2="24.887cm" svg:y2="21.493cm">
              <text:p/>
            </draw:line>
            <draw:line draw:style-name="gr3" draw:text-style-name="P1" xml:id="id14" draw:id="id14" draw:layer="layout" svg:x1="24.871cm" svg:y1="21.493cm" svg:x2="33.265cm" svg:y2="21.493cm">
              <text:p/>
            </draw:line>
            <draw:line draw:style-name="gr2" draw:text-style-name="P1" xml:id="id11" draw:id="id11" draw:layer="layout" svg:x1="15.858cm" svg:y1="23.16cm" svg:x2="21.796cm" svg:y2="23.16cm">
              <text:p/>
            </draw:line>
            <draw:line draw:style-name="gr2" draw:text-style-name="P1" xml:id="id13" draw:id="id13" draw:layer="layout" svg:x1="17.39cm" svg:y1="24.86cm" svg:x2="22.896cm" svg:y2="24.86cm">
              <text:p/>
            </draw:line>
            <draw:connector draw:style-name="gr4" draw:text-style-name="P1" draw:layer="layout" draw:type="line" svg:x1="21.796cm" svg:y1="23.16cm" svg:x2="22.853cm" svg:y2="21.493cm" draw:start-shape="id11" draw:start-glue-point="1" draw:end-shape="id12" draw:end-glue-point="0" svg:d="M21796 23160l1057-1667" svg:viewBox="0 0 1058 1668">
              <text:p/>
            </draw:connector>
            <draw:connector draw:style-name="gr4" draw:text-style-name="P1" draw:layer="layout" draw:type="line" svg:x1="22.896cm" svg:y1="24.86cm" svg:x2="24.871cm" svg:y2="21.493cm" draw:start-shape="id13" draw:start-glue-point="1" draw:end-shape="id14" draw:end-glue-point="3" svg:d="M22896 24860l1975-3367" svg:viewBox="0 0 1976 3368">
              <text:p/>
            </draw:connector>
            <draw:connector draw:style-name="gr2" draw:text-style-name="P1" draw:layer="layout" draw:type="line" svg:x1="14.37cm" svg:y1="21.493cm" svg:x2="17.39cm" svg:y2="24.86cm" draw:start-shape="id15" draw:start-glue-point="3" draw:end-shape="id13" draw:end-glue-point="3" svg:d="M14370 21493l3020 3367" svg:viewBox="0 0 3021 3368">
              <text:p/>
            </draw:connector>
            <draw:line draw:style-name="gr2" draw:text-style-name="P1" draw:layer="layout" svg:x1="14.369cm" svg:y1="21.493cm" svg:x2="13.179cm" svg:y2="21.493cm">
              <text:p/>
            </draw:line>
            <draw:line draw:style-name="gr4" draw:text-style-name="P1" draw:layer="layout" svg:x1="27.995cm" svg:y1="21.487cm" svg:x2="29.649cm" svg:y2="19.367cm">
              <text:p/>
            </draw:line>
            <draw:frame draw:style-name="gr5" draw:text-style-name="P3" draw:layer="layout" svg:width="2.271cm" svg:height="0.763cm" svg:x="11.04cm" svg:y="21.112cm">
              <draw:text-box>
                <text:p text:style-name="P2"><text:span text:style-name="T1">master</text:span></text:p>
              </draw:text-box>
            </draw:frame>
            <draw:frame draw:style-name="gr5" draw:text-style-name="P3" draw:layer="layout" svg:width="2.271cm" svg:height="0.763cm" svg:x="12.741cm" svg:y="22.813cm">
              <draw:text-box>
                <text:p text:style-name="P2"><text:span text:style-name="T1">feature</text:span></text:p>
              </draw:text-box>
            </draw:frame>
            <draw:frame draw:style-name="gr5" draw:text-style-name="P3" draw:layer="layout" svg:width="2.271cm" svg:height="0.763cm" svg:x="12.741cm" svg:y="24.514cm">
              <draw:text-box>
                <text:p text:style-name="P2"><text:span text:style-name="T1">bug fix</text:span></text:p>
              </draw:text-box>
            </draw:frame>
            <draw:frame draw:style-name="gr5" draw:text-style-name="P3" draw:layer="layout" svg:width="2.271cm" svg:height="1.275cm" svg:x="26.642cm" svg:y="18.614cm">
              <draw:text-box>
                <text:p text:style-name="P4"><text:span text:style-name="T1">tag release</text:span></text:p>
              </draw:text-box>
            </draw:frame>
            <draw:path draw:style-name="gr10" draw:text-style-name="P1" draw:layer="layout" svg:width="1.458cm" svg:height="0.848cm" draw:transform="rotate (-3.14159265358979) translate (20.5645235261278cm 25.7070314318549cm)" svg:viewBox="0 0 1459 849" svg:d="M864 845c1075 4 486-839-143-845s-1203 849-89 849">
              <text:p/>
            </draw:path>
            <draw:custom-shape draw:style-name="gr20" draw:text-style-name="P22" draw:layer="layout" svg:width="1.265cm" svg:height="1.265cm" svg:x="18.122cm" svg:y="25.78cm">
              <text:p text:style-name="P21">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2" draw:layer="layout" svg:width="1.265cm" svg:height="1.265cm" svg:x="20.274cm" svg:y="25.78cm">
              <text:p text:style-name="P21">P&amp;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2" draw:layer="layout" svg:width="1.265cm" svg:height="1.265cm" svg:x="22.89cm" svg:y="21.614cm">
              <text:p text:style-name="P21">M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22" draw:layer="layout" svg:width="1.265cm" svg:height="1.265cm" svg:x="29.09cm" svg:y="20.014cm">
              <text:p text:style-name="P21">R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1" draw:text-style-name="P24" draw:layer="layout" svg:width="0.893cm" svg:height="0.719cm" svg:x="19.384cm" svg:y="26.053cm">
              <draw:text-box>
                <text:p text:style-name="P23"><text:span text:style-name="T2">or</text:span></text:p>
              </draw:text-box>
            </draw:frame>
            <draw:g>
              <draw:custom-shape draw:style-name="gr20" draw:text-style-name="P22" draw:layer="layout" svg:width="1.265cm" svg:height="1.265cm" svg:x="4.229cm" svg:y="28.78cm">
                <text:p text:style-name="P21">P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2" draw:text-style-name="P3" draw:layer="layout" svg:width="5.894cm" svg:height="0.835cm" svg:x="5.7cm" svg:y="28.995cm">
                <draw:text-box>
                  <text:p text:style-name="P2"><text:span text:style-name="T1">Push pipeline</text:span></text:p>
                </draw:text-box>
              </draw:frame>
            </draw:g>
            <draw:custom-shape draw:style-name="gr23" draw:text-style-name="P26" xml:id="id16" draw:id="id16" draw:layer="layout" svg:width="3.745cm" svg:height="1.389cm" svg:x="6.891cm" svg:y="30.461cm">
              <text:p text:style-name="P25"><text:span text:style-name="T4">Sonar</text:span></text:p>
              <text:p text:style-name="P25"><text:span text:style-name="T4">check</text:span></text:p>
              <draw:enhanced-geometry svg:viewBox="0 0 21600 21600" draw:type="rectangle" draw:enhanced-path="M 0 0 L 21600 0 21600 21600 0 21600 0 0 Z N"/>
            </draw:custom-shape>
            <draw:custom-shape draw:style-name="gr23" draw:text-style-name="P26" xml:id="id18" draw:id="id18" draw:layer="layout" svg:width="3.745cm" svg:height="1.389cm" svg:x="6.891cm" svg:y="32.461cm">
              <text:p text:style-name="P25"><text:span text:style-name="T4">Unit</text:span></text:p>
              <text:p text:style-name="P25"><text:span text:style-name="T4">tests *</text:span></text:p>
              <draw:enhanced-geometry svg:viewBox="0 0 21600 21600" draw:type="rectangle" draw:enhanced-path="M 0 0 L 21600 0 21600 21600 0 21600 0 0 Z N"/>
            </draw:custom-shape>
            <draw:custom-shape draw:style-name="gr23" draw:text-style-name="P26" xml:id="id17" draw:id="id17" draw:layer="layout" svg:width="3.745cm" svg:height="1.389cm" svg:x="12.891cm" svg:y="30.461cm">
              <text:p text:style-name="P25"><text:span text:style-name="T4">Image build</text:span></text:p>
              <text:p text:style-name="P25"><text:span text:style-name="T4">w/o push</text:span></text:p>
              <draw:enhanced-geometry svg:viewBox="0 0 21600 21600" draw:type="rectangle" draw:enhanced-path="M 0 0 L 21600 0 21600 21600 0 21600 0 0 Z N"/>
            </draw:custom-shape>
            <draw:connector draw:style-name="gr4" draw:text-style-name="P1" draw:layer="layout" svg:x1="10.636cm" svg:y1="31.155cm" svg:x2="12.891cm" svg:y2="31.155cm" draw:start-shape="id16" draw:start-glue-point="1" draw:end-shape="id17" draw:end-glue-point="3" svg:d="M10636 31155h2255" svg:viewBox="0 0 2256 1">
              <text:p/>
            </draw:connector>
            <draw:connector draw:style-name="gr4" draw:text-style-name="P1" draw:layer="layout" svg:x1="10.636cm" svg:y1="33.155cm" svg:x2="12.891cm" svg:y2="31.155cm" draw:start-shape="id18" draw:start-glue-point="1" draw:end-shape="id17" draw:end-glue-point="3" svg:d="M10636 33155h1127v-2000h1128" svg:viewBox="0 0 2256 2001">
              <text:p/>
            </draw:connector>
            <draw:g>
              <draw:custom-shape draw:style-name="gr20" draw:text-style-name="P22" draw:layer="layout" svg:width="1.265cm" svg:height="1.265cm" svg:x="4.223cm" svg:y="35.438cm">
                <text:p text:style-name="P21">P&amp;D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24" draw:text-style-name="P3" draw:layer="layout" svg:width="12.274cm" svg:height="0.811cm" svg:x="5.694cm" svg:y="35.665cm">
                <draw:text-box>
                  <text:p text:style-name="P2"><text:span text:style-name="T1">Push and deploy in development pipeline</text:span></text:p>
                </draw:text-box>
              </draw:frame>
            </draw:g>
            <draw:g>
              <draw:custom-shape draw:style-name="gr23" draw:text-style-name="P26" xml:id="id19" draw:id="id19" draw:layer="layout" svg:width="3.745cm" svg:height="1.389cm" svg:x="6.885cm" svg:y="37.119cm">
                <text:p text:style-name="P25"><text:span text:style-name="T4">Sonar</text:span></text:p>
                <text:p text:style-name="P25"><text:span text:style-name="T4">check</text:span></text:p>
                <draw:enhanced-geometry svg:viewBox="0 0 21600 21600" draw:type="rectangle" draw:enhanced-path="M 0 0 L 21600 0 21600 21600 0 21600 0 0 Z N"/>
              </draw:custom-shape>
              <draw:custom-shape draw:style-name="gr23" draw:text-style-name="P26" xml:id="id21" draw:id="id21" draw:layer="layout" svg:width="3.745cm" svg:height="1.389cm" svg:x="6.885cm" svg:y="39.119cm">
                <text:p text:style-name="P25"><text:span text:style-name="T4">Unit</text:span></text:p>
                <text:p text:style-name="P25"><text:span text:style-name="T4">tests *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23" draw:text-style-name="P26" xml:id="id20" draw:id="id20" draw:layer="layout" svg:width="3.745cm" svg:height="1.389cm" svg:x="12.885cm" svg:y="37.119cm">
              <text:p text:style-name="P25"><text:span text:style-name="T4">Image build</text:span></text:p>
              <text:p text:style-name="P25"><text:span text:style-name="T4">w/ push on de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1" draw:layer="layout" svg:x1="10.63cm" svg:y1="37.813cm" svg:x2="12.885cm" svg:y2="37.813cm" draw:start-shape="id19" draw:start-glue-point="1" draw:end-shape="id20" draw:end-glue-point="3" svg:d="M10630 37813h2255" svg:viewBox="0 0 2256 1">
              <text:p/>
            </draw:connector>
            <draw:connector draw:style-name="gr4" draw:text-style-name="P1" draw:layer="layout" svg:x1="10.63cm" svg:y1="39.813cm" svg:x2="12.885cm" svg:y2="37.813cm" draw:start-shape="id21" draw:start-glue-point="1" draw:end-shape="id20" draw:end-glue-point="3" svg:d="M10630 39813h1127v-2000h1128" svg:viewBox="0 0 2256 2001">
              <text:p/>
            </draw:connector>
            <draw:custom-shape draw:style-name="gr23" draw:text-style-name="P26" xml:id="id22" draw:id="id22" draw:layer="layout" svg:width="3.745cm" svg:height="1.389cm" svg:x="18.285cm" svg:y="37.119cm">
              <text:p text:style-name="P25"><text:span text:style-name="T4">Deploy on a</text:span></text:p>
              <text:p text:style-name="P25"><text:span text:style-name="T4">specific dev clus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6" xml:id="id23" draw:id="id23" draw:layer="layout" svg:width="3.745cm" svg:height="1.389cm" svg:x="24.285cm" svg:y="37.119cm">
              <text:p text:style-name="P25"><text:span text:style-name="T4">Integration</text:span></text:p>
              <text:p text:style-name="P25"><text:span text:style-name="T4">tests **</text:span></text:p>
              <draw:enhanced-geometry svg:viewBox="0 0 21600 21600" draw:type="rectangle" draw:enhanced-path="M 0 0 L 21600 0 21600 21600 0 21600 0 0 Z N"/>
            </draw:custom-shape>
            <draw:connector draw:style-name="gr4" draw:text-style-name="P1" draw:layer="layout" svg:x1="16.63cm" svg:y1="37.813cm" svg:x2="18.285cm" svg:y2="37.813cm" draw:start-shape="id20" draw:start-glue-point="1" draw:end-shape="id22" draw:end-glue-point="3" svg:d="M16630 37813h1655" svg:viewBox="0 0 1656 1">
              <text:p/>
            </draw:connector>
            <draw:connector draw:style-name="gr4" draw:text-style-name="P1" draw:layer="layout" svg:x1="22.03cm" svg:y1="37.813cm" svg:x2="24.285cm" svg:y2="37.813cm" draw:start-shape="id22" draw:start-glue-point="1" draw:end-shape="id23" draw:end-glue-point="3" svg:d="M22030 37813h2255" svg:viewBox="0 0 2256 1">
              <text:p/>
            </draw:connector>
            <draw:g>
              <draw:custom-shape draw:style-name="gr20" draw:text-style-name="P22" draw:layer="layout" svg:width="1.265cm" svg:height="1.265cm" svg:x="4.21cm" svg:y="48.659cm">
                <text:p text:style-name="P21">R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24" draw:text-style-name="P3" draw:layer="layout" svg:width="12.274cm" svg:height="0.811cm" svg:x="5.681cm" svg:y="48.886cm">
                <draw:text-box>
                  <text:p text:style-name="P2"><text:span text:style-name="T1">Release pipeline</text:span></text:p>
                </draw:text-box>
              </draw:frame>
            </draw:g>
            <draw:g>
              <draw:custom-shape draw:style-name="gr23" draw:text-style-name="P26" xml:id="id24" draw:id="id24" draw:layer="layout" svg:width="3.745cm" svg:height="1.389cm" svg:x="6.872cm" svg:y="50.34cm">
                <text:p text:style-name="P25"><text:span text:style-name="T4">Retag image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23" draw:text-style-name="P26" xml:id="id25" draw:id="id25" draw:layer="layout" svg:width="3.745cm" svg:height="1.389cm" svg:x="12.872cm" svg:y="50.34cm">
              <text:p text:style-name="P25"><text:span text:style-name="T4">Push image on</text:span></text:p>
              <text:p text:style-name="P25"><text:span text:style-name="T4">prod regist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1" draw:layer="layout" svg:x1="10.617cm" svg:y1="51.034cm" svg:x2="12.872cm" svg:y2="51.034cm" draw:start-shape="id24" draw:start-glue-point="1" draw:end-shape="id25" draw:end-glue-point="3" svg:d="M10617 51034h2255" svg:viewBox="0 0 2256 1">
              <text:p/>
            </draw:connector>
            <draw:custom-shape draw:style-name="gr23" draw:text-style-name="P26" xml:id="id26" draw:id="id26" draw:layer="layout" svg:width="3.745cm" svg:height="1.389cm" svg:x="18.272cm" svg:y="50.34cm">
              <text:p text:style-name="P25"><text:span text:style-name="T4">Deploy on</text:span></text:p>
              <text:p text:style-name="P25"><text:span text:style-name="T4">pro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1" draw:layer="layout" svg:x1="16.617cm" svg:y1="51.034cm" svg:x2="18.272cm" svg:y2="51.034cm" draw:start-shape="id25" draw:start-glue-point="1" draw:end-shape="id26" draw:end-glue-point="3" svg:d="M16617 51034h1655" svg:viewBox="0 0 1656 1">
              <text:p/>
            </draw:connector>
            <draw:g>
              <draw:custom-shape draw:style-name="gr20" draw:text-style-name="P22" draw:layer="layout" svg:width="1.265cm" svg:height="1.265cm" svg:x="4.216cm" svg:y="42.095cm">
                <text:p text:style-name="P21">M</text:p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frame draw:style-name="gr24" draw:text-style-name="P3" draw:layer="layout" svg:width="12.274cm" svg:height="0.811cm" svg:x="5.687cm" svg:y="42.322cm">
                <draw:text-box>
                  <text:p text:style-name="P2"><text:span text:style-name="T1">Merge in master pipeline</text:span></text:p>
                </draw:text-box>
              </draw:frame>
            </draw:g>
            <draw:g>
              <draw:custom-shape draw:style-name="gr23" draw:text-style-name="P26" xml:id="id27" draw:id="id27" draw:layer="layout" svg:width="3.745cm" svg:height="1.389cm" svg:x="6.878cm" svg:y="43.776cm">
                <text:p text:style-name="P25"><text:span text:style-name="T4">Sonar</text:span></text:p>
                <text:p text:style-name="P25"><text:span text:style-name="T4">check</text:span></text:p>
                <draw:enhanced-geometry svg:viewBox="0 0 21600 21600" draw:type="rectangle" draw:enhanced-path="M 0 0 L 21600 0 21600 21600 0 21600 0 0 Z N"/>
              </draw:custom-shape>
              <draw:custom-shape draw:style-name="gr23" draw:text-style-name="P26" xml:id="id29" draw:id="id29" draw:layer="layout" svg:width="3.745cm" svg:height="1.389cm" svg:x="6.878cm" svg:y="45.776cm">
                <text:p text:style-name="P25"><text:span text:style-name="T4">Unit</text:span></text:p>
                <text:p text:style-name="P25"><text:span text:style-name="T4">tests *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23" draw:text-style-name="P26" xml:id="id28" draw:id="id28" draw:layer="layout" svg:width="3.745cm" svg:height="1.389cm" svg:x="12.878cm" svg:y="43.776cm">
              <text:p text:style-name="P25"><text:span text:style-name="T4">Image build</text:span></text:p>
              <text:p text:style-name="P25"><text:span text:style-name="T4">w/ push on de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1" draw:layer="layout" svg:x1="10.623cm" svg:y1="44.47cm" svg:x2="12.878cm" svg:y2="44.47cm" draw:start-shape="id27" draw:start-glue-point="1" draw:end-shape="id28" draw:end-glue-point="3" svg:d="M10623 44470h2255" svg:viewBox="0 0 2256 1">
              <text:p/>
            </draw:connector>
            <draw:connector draw:style-name="gr4" draw:text-style-name="P1" draw:layer="layout" svg:x1="10.623cm" svg:y1="46.47cm" svg:x2="12.878cm" svg:y2="44.47cm" draw:start-shape="id29" draw:start-glue-point="1" draw:end-shape="id28" draw:end-glue-point="3" svg:d="M10623 46470h1127v-2000h1128" svg:viewBox="0 0 2256 2001">
              <text:p/>
            </draw:connector>
            <draw:custom-shape draw:style-name="gr23" draw:text-style-name="P26" xml:id="id30" draw:id="id30" draw:layer="layout" svg:width="3.745cm" svg:height="1.389cm" svg:x="18.278cm" svg:y="43.776cm">
              <text:p text:style-name="P25"><text:span text:style-name="T4">Deploy on</text:span></text:p>
              <text:p text:style-name="P25"><text:span text:style-name="T4">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26" xml:id="id31" draw:id="id31" draw:layer="layout" svg:width="3.745cm" svg:height="1.389cm" svg:x="24.278cm" svg:y="43.776cm">
              <text:p text:style-name="P25"><text:span text:style-name="T4">Integration</text:span></text:p>
              <text:p text:style-name="P25"><text:span text:style-name="T4">tests **</text:span></text:p>
              <draw:enhanced-geometry svg:viewBox="0 0 21600 21600" draw:type="rectangle" draw:enhanced-path="M 0 0 L 21600 0 21600 21600 0 21600 0 0 Z N"/>
            </draw:custom-shape>
            <draw:connector draw:style-name="gr4" draw:text-style-name="P1" draw:layer="layout" svg:x1="16.623cm" svg:y1="44.47cm" svg:x2="18.278cm" svg:y2="44.47cm" draw:start-shape="id28" draw:start-glue-point="1" draw:end-shape="id30" draw:end-glue-point="3" svg:d="M16623 44470h1655" svg:viewBox="0 0 1656 1">
              <text:p/>
            </draw:connector>
            <draw:connector draw:style-name="gr4" draw:text-style-name="P1" draw:layer="layout" svg:x1="22.023cm" svg:y1="44.47cm" svg:x2="24.278cm" svg:y2="44.47cm" draw:start-shape="id30" draw:start-glue-point="1" draw:end-shape="id31" draw:end-glue-point="3" svg:d="M22023 44470h2255" svg:viewBox="0 0 2256 1">
              <text:p/>
            </draw:connector>
            <draw:custom-shape draw:style-name="gr23" draw:text-style-name="P26" xml:id="id32" draw:id="id32" draw:layer="layout" svg:width="3.745cm" svg:height="1.389cm" svg:x="30.278cm" svg:y="43.776cm">
              <text:p text:style-name="P25"><text:span text:style-name="T4">Deploy on</text:span></text:p>
              <text:p text:style-name="P25"><text:span text:style-name="T4">manual test</text:span></text:p>
              <text:p text:style-name="P25"><text:span text:style-name="T4">environments</text:span></text:p>
              <draw:enhanced-geometry svg:viewBox="0 0 21600 21600" draw:type="rectangle" draw:enhanced-path="M 0 0 L 21600 0 21600 21600 0 21600 0 0 Z N"/>
            </draw:custom-shape>
            <draw:connector draw:style-name="gr4" draw:text-style-name="P1" draw:layer="layout" svg:x1="28.023cm" svg:y1="44.47cm" svg:x2="30.278cm" svg:y2="44.47cm" draw:start-shape="id31" draw:start-glue-point="1" draw:end-shape="id32" draw:end-glue-point="3" svg:d="M28023 44470h2255" svg:viewBox="0 0 2256 1">
              <text:p/>
            </draw:connector>
            <draw:line draw:style-name="gr25" draw:text-style-name="P1" draw:layer="layout" svg:x1="3.389cm" svg:y1="28.03cm" svg:x2="37.156cm" svg:y2="28.03cm">
              <text:p/>
            </draw:line>
            <draw:custom-shape draw:style-name="gr26" draw:text-style-name="P27" draw:layer="layout" svg:width="1.817cm" svg:height="1.129cm" svg:x="33.179cm" svg:y="43.102cm">
              <text:p text:style-name="P25"><text:span text:style-name="T2">Manual</text:span></text:p>
  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  <draw:custom-shape draw:style-name="gr26" draw:text-style-name="P27" draw:layer="layout" svg:width="1.817cm" svg:height="1.129cm" svg:x="9.579cm" svg:y="48.702cm">
              <text:p text:style-name="P25"><text:span text:style-name="T2">Manual</text:span></text:p>
  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  <draw:frame draw:style-name="gr27" draw:text-style-name="P29" draw:layer="layout" svg:width="14.653cm" svg:height="0.963cm" svg:x="22.988cm" svg:y="53.226cm">
              <draw:text-box>
                <text:p text:style-name="P28"><text:span text:style-name="T5">* Unit tests: as in tests that must not depend on third part component and only test source code</text:span></text:p>
                <text:p text:style-name="P28"><text:span text:style-name="T5">** Integration tests: as automatic regression tests that can used third part components</text:span></text:p>
              </draw:text-box>
            </draw:frame>
            <draw:line draw:style-name="gr25" draw:text-style-name="P1" draw:layer="layout" svg:x1="3.39cm" svg:y1="34.83cm" svg:x2="37.157cm" svg:y2="34.83cm">
              <text:p/>
            </draw:line>
            <draw:line draw:style-name="gr25" draw:text-style-name="P1" draw:layer="layout" svg:x1="3.391cm" svg:y1="41.43cm" svg:x2="37.158cm" svg:y2="41.43cm">
              <text:p/>
            </draw:line>
            <draw:line draw:style-name="gr25" draw:text-style-name="P1" draw:layer="layout" svg:x1="3.392cm" svg:y1="47.93cm" svg:x2="37.159cm" svg:y2="47.93cm">
              <text:p/>
            </draw:line>
          </draw:g>
          <draw:line draw:style-name="gr28" draw:text-style-name="P1" draw:layer="layout" svg:x1="3.167cm" svg:y1="17.335cm" svg:x2="39.24cm" svg:y2="17.33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0T10:13:21.810330532</meta:creation-date>
    <dc:date>2020-01-24T13:48:56.660594398</dc:date>
    <meta:editing-duration>PT19H40M45S</meta:editing-duration>
    <meta:editing-cycles>3</meta:editing-cycles>
    <meta:generator>LibreOffice/6.1.5.2$MacOSX_X86_64 LibreOffice_project/90f8dcf33c87b3705e78202e3df5142b201bd805</meta:generator>
    <meta:document-statistic meta:object-count="128"/>
  </office:meta>
</office:document-meta>
</file>